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6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4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9" style:parent-style-name="默认段落字体" style:family="text">
      <style:text-properties style:font-name="Liberation Mono" style:font-name-asian="Liberation Mono" fo:font-weight="bold" style:font-weight-asian="bold"/>
    </style:style>
    <style:style style:name="T20" style:parent-style-name="默认段落字体" style:family="text">
      <style:text-properties style:font-name="Liberation Mono" style:font-name-asian="Liberation Mono"/>
    </style:style>
    <style:style style:name="T21" style:parent-style-name="默认段落字体" style:family="text">
      <style:text-properties style:font-name="Liberation Mono" style:font-name-asian="Liberation Mono"/>
    </style:style>
    <style:style style:name="T22" style:parent-style-name="默认段落字体" style:family="text">
      <style:text-properties style:font-name="Liberation Mono" style:font-name-asian="Liberation Mono" fo:font-weight="bold" style:font-weight-asian="bold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/>
    </style:style>
    <style:style style:name="T25" style:parent-style-name="默认段落字体" style:family="text">
      <style:text-properties style:font-name="Liberation Mono" style:font-name-asian="Liberation Mono"/>
    </style:style>
    <style:style style:name="T26" style:parent-style-name="默认段落字体" style:family="text">
      <style:text-properties style:font-name="Liberation Mono" style:font-name-asian="Liberation Mono"/>
    </style:style>
    <style:style style:name="T27" style:parent-style-name="默认段落字体" style:family="text">
      <style:text-properties style:font-name="Liberation Mono" style:font-name-asian="Liberation Mono"/>
    </style:style>
    <style:style style:name="T28" style:parent-style-name="默认段落字体" style:family="text">
      <style:text-properties style:font-name="Liberation Mono" style:font-name-asian="Liberation Mono" fo:font-weight="bold" style:font-weight-asian="bold"/>
    </style:style>
    <style:style style:name="T29" style:parent-style-name="默认段落字体" style:family="text">
      <style:text-properties style:font-name="Liberation Mono" style:font-name-asian="Liberation Mono"/>
    </style:style>
    <style:style style:name="P30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T31" style:parent-style-name="默认段落字体" style:family="text">
      <style:text-properties style:font-name="Liberation Mono" style:font-name-asian="Liberation Mono"/>
    </style:style>
    <style:style style:name="T32" style:parent-style-name="默认段落字体" style:family="text">
      <style:text-properties style:font-name="Liberation Mono" style:font-name-asian="Liberation Mono"/>
    </style:style>
    <style:style style:name="T33" style:parent-style-name="默认段落字体" style:family="text">
      <style:text-properties style:font-name="Liberation Mono" style:font-name-asian="Liberation Mono"/>
    </style:style>
    <style:style style:name="T34" style:parent-style-name="默认段落字体" style:family="text">
      <style:text-properties style:font-name="Liberation Mono" style:font-name-asian="Liberation Mono"/>
    </style:style>
    <style:style style:name="T35" style:parent-style-name="默认段落字体" style:family="text">
      <style:text-properties style:font-name="Liberation Mono" style:font-name-asian="Liberation Mono"/>
    </style:style>
    <style:style style:name="T36" style:parent-style-name="默认段落字体" style:family="text">
      <style:text-properties style:font-name="Liberation Mono" style:font-name-asian="Liberation Mono"/>
    </style:style>
    <style:style style:name="T37" style:parent-style-name="默认段落字体" style:family="text">
      <style:text-properties style:font-name="Liberation Mono" style:font-name-asian="Liberation Mono"/>
    </style:style>
    <style:style style:name="T38" style:parent-style-name="默认段落字体" style:family="text">
      <style:text-properties style:font-name="Liberation Mono" style:font-name-asian="Liberation Mono"/>
    </style:style>
    <style:style style:name="T39" style:parent-style-name="默认段落字体" style:family="text">
      <style:text-properties style:font-name="Liberation Mono" style:font-name-asian="Liberation Mono"/>
    </style:style>
    <style:style style:name="T40" style:parent-style-name="默认段落字体" style:family="text">
      <style:text-properties style:font-name="Liberation Mono" style:font-name-asian="Liberation Mono"/>
    </style:style>
    <style:style style:name="T41" style:parent-style-name="默认段落字体" style:family="text">
      <style:text-properties style:font-name="Liberation Mono" style:font-name-asian="Liberation Mono"/>
    </style:style>
    <style:style style:name="P42" style:parent-style-name="Textbody" style:family="paragraph">
      <style:text-properties style:font-name="Liberation Mono" style:font-name-asian="Liberation Mono"/>
    </style:style>
    <style:style style:name="T43" style:parent-style-name="默认段落字体" style:family="text">
      <style:text-properties style:font-name="Liberation Mono" style:font-name-asian="Liberation Mono" style:font-name-complex="宋体" fo:color="#202020"/>
    </style:style>
    <style:style style:name="T44" style:parent-style-name="默认段落字体" style:family="text">
      <style:text-properties style:font-name="Liberation Mono" style:font-name-asian="Liberation Mono" style:font-name-complex="宋体" fo:color="#202020"/>
    </style:style>
    <style:style style:name="T45" style:parent-style-name="默认段落字体" style:family="text">
      <style:text-properties style:font-name="Liberation Mono" style:font-name-asian="Liberation Mono" style:font-name-complex="宋体" fo:color="#202020"/>
    </style:style>
    <style:style style:name="T46" style:parent-style-name="默认段落字体" style:family="text">
      <style:text-properties style:font-name="Liberation Mono" style:font-name-asian="Liberation Mono" style:font-name-complex="宋体" fo:color="#202020"/>
    </style:style>
    <style:style style:name="T47" style:parent-style-name="默认段落字体" style:family="text">
      <style:text-properties style:font-name="Liberation Mono" style:font-name-asian="Liberation Mono" style:font-name-complex="宋体" fo:color="#202020"/>
    </style:style>
    <style:style style:name="T48" style:parent-style-name="默认段落字体" style:family="text">
      <style:text-properties style:font-name="Liberation Mono" style:font-name-asian="Liberation Mono" style:font-name-complex="宋体" fo:color="#202020"/>
    </style:style>
    <style:style style:name="T49" style:parent-style-name="默认段落字体" style:family="text">
      <style:text-properties style:font-name="Liberation Mono" style:font-name-asian="Liberation Mono" style:font-name-complex="宋体" fo:color="#202020"/>
    </style:style>
    <style:style style:name="T50" style:parent-style-name="默认段落字体" style:family="text">
      <style:text-properties style:font-name="Liberation Mono" style:font-name-asian="Liberation Mono" style:font-name-complex="宋体" fo:color="#202020"/>
    </style:style>
    <style:style style:name="T51" style:parent-style-name="默认段落字体" style:family="text">
      <style:text-properties style:font-name="Liberation Mono" style:font-name-asian="Liberation Mono" style:font-name-complex="宋体" fo:color="#202020"/>
    </style:style>
    <style:style style:name="T52" style:parent-style-name="默认段落字体" style:family="text">
      <style:text-properties style:font-name="Liberation Mono" style:font-name-asian="Liberation Mono" style:font-name-complex="宋体" fo:color="#202020"/>
    </style:style>
    <style:style style:name="T53" style:parent-style-name="默认段落字体" style:family="text">
      <style:text-properties style:font-name="Liberation Mono" style:font-name-asian="Liberation Mono" style:font-name-complex="宋体" fo:color="#202020"/>
    </style:style>
    <style:style style:name="T54" style:parent-style-name="默认段落字体" style:family="text">
      <style:text-properties style:font-name="Liberation Mono" style:font-name-asian="Liberation Mono" style:font-name-complex="宋体" fo:color="#202020"/>
    </style:style>
    <style:style style:name="T55" style:parent-style-name="默认段落字体" style:family="text">
      <style:text-properties style:font-name="Liberation Mono" style:font-name-asian="Liberation Mono" style:font-name-complex="宋体" fo:color="#202020"/>
    </style:style>
    <style:style style:name="T56" style:parent-style-name="默认段落字体" style:family="text">
      <style:text-properties style:font-name="Liberation Mono" style:font-name-asian="Liberation Mono" style:font-name-complex="宋体" fo:color="#202020"/>
    </style:style>
    <style:style style:name="T57" style:parent-style-name="默认段落字体" style:family="text">
      <style:text-properties style:font-name="Liberation Mono" style:font-name-asian="Liberation Mono" style:font-name-complex="宋体" fo:color="#202020"/>
    </style:style>
    <style:style style:name="T58" style:parent-style-name="默认段落字体" style:family="text">
      <style:text-properties style:font-name="Liberation Mono" style:font-name-asian="Liberation Mono" style:font-name-complex="宋体" fo:color="#202020"/>
    </style:style>
    <style:style style:name="T59" style:parent-style-name="默认段落字体" style:family="text">
      <style:text-properties style:font-name="Liberation Mono" style:font-name-asian="Liberation Mono" style:font-name-complex="宋体" fo:color="#202020"/>
    </style:style>
    <style:style style:name="T60" style:parent-style-name="默认段落字体" style:family="text">
      <style:text-properties style:font-name="Liberation Mono" style:font-name-asian="Liberation Mono" style:font-name-complex="宋体" fo:color="#202020"/>
    </style:style>
    <style:style style:name="T61" style:parent-style-name="默认段落字体" style:family="text">
      <style:text-properties style:font-name="Liberation Mono" style:font-name-asian="Liberation Mono" style:font-name-complex="宋体" fo:color="#202020"/>
    </style:style>
    <style:style style:name="T62" style:parent-style-name="默认段落字体" style:family="text">
      <style:text-properties style:font-name="Liberation Mono" style:font-name-asian="Liberation Mono" style:font-name-complex="宋体" fo:color="#202020"/>
    </style:style>
    <style:style style:name="T63" style:parent-style-name="默认段落字体" style:family="text">
      <style:text-properties style:font-name="Liberation Mono" style:font-name-asian="Liberation Mono" style:font-name-complex="宋体" fo:color="#202020"/>
    </style:style>
    <style:style style:name="T64" style:parent-style-name="默认段落字体" style:family="text">
      <style:text-properties style:font-name="Liberation Mono" style:font-name-asian="Liberation Mono" style:font-name-complex="宋体" fo:color="#202020"/>
    </style:style>
    <style:style style:name="T65" style:parent-style-name="默认段落字体" style:family="text">
      <style:text-properties style:font-name="Liberation Mono" style:font-name-asian="Liberation Mono" style:font-name-complex="宋体" fo:color="#202020"/>
    </style:style>
    <style:style style:name="T66" style:parent-style-name="默认段落字体" style:family="text">
      <style:text-properties style:font-name="Liberation Mono" style:font-name-asian="Liberation Mono" style:font-name-complex="宋体" fo:color="#202020"/>
    </style:style>
    <style:style style:name="T67" style:parent-style-name="默认段落字体" style:family="text">
      <style:text-properties style:font-name="Liberation Mono" style:font-name-asian="Liberation Mono" style:font-name-complex="宋体" fo:color="#202020"/>
    </style:style>
    <style:style style:name="P68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69" style:parent-style-name="Textbody" style:family="paragraph">
      <style:text-properties style:font-name="Liberation Mono" style:font-name-asian="Liberation Mono" style:font-weight-complex="bold"/>
    </style:style>
    <style:style style:name="P70" style:parent-style-name="Textbody" style:family="paragraph">
      <style:text-properties style:font-name="Liberation Mono" style:font-name-asian="Liberation Mono" style:font-weight-complex="bold"/>
    </style:style>
    <style:style style:name="P71" style:parent-style-name="Textbody" style:family="paragraph">
      <style:text-properties style:font-name="Liberation Mono" style:font-name-asian="Liberation Mono" style:font-weight-complex="bold"/>
    </style:style>
    <style:style style:name="P72" style:parent-style-name="Textbody" style:family="paragraph">
      <style:text-properties style:font-name="Liberation Mono" style:font-name-asian="Liberation Mono" style:font-weight-complex="bold"/>
    </style:style>
    <style:style style:name="P73" style:parent-style-name="Textbody" style:family="paragraph">
      <style:text-properties style:font-name="Liberation Mono" style:font-name-asian="Liberation Mono" style:font-weight-complex="bold" fo:color="#FF0000"/>
    </style:style>
    <style:style style:name="P74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75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76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77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78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79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80" style:parent-style-name="Textbody" style:family="paragraph">
      <style:text-properties style:font-name="Liberation Mono" style:font-name-asian="Liberation Mono" style:font-weight-complex="bold"/>
    </style:style>
  </office:automatic-styles>
  <office:body>
    <office:text text:use-soft-page-breaks="true">
      <text:p text:style-name="P1"><text:span text:style-name="T2">《Linux操作系统》</text:span><text:span text:style-name="T3">学生实验报告</text:span></text:p>
      <text:p text:style-name="P4"/>
      <text:p text:style-name="Textbody"><text:span text:style-name="T5">学院</text:span><text:span text:style-name="T6"><text:s text:c="18"/></text:span><text:span text:style-name="T7">专业</text:span><text:span text:style-name="T8"><text:s text:c="16"/></text:span><text:span text:style-name="T9">班级</text:span><text:span text:style-name="T10"><text:s text:c="19"/></text:span></text:p>
      <text:p text:style-name="Textbody"><text:span text:style-name="T11">姓名</text:span><text:span text:style-name="T12"><text:s/></text:span><text:span text:style-name="T13"><text:tab/><text:s text:c="15"/></text:span><text:span text:style-name="T14">学号</text:span><text:span text:style-name="T15"><text:s text:c="16"/></text:span><text:span text:style-name="T16">日期</text:span><text:span text:style-name="T17"><text:s text:c="17"/></text:span><text:span text:style-name="T18"><text:tab/><text:s text:c="13"/></text:span></text:p>
      <text:p text:style-name="Textbody"><text:span text:style-name="T19">课程名称：</text:span><text:span text:style-name="T20">Linux</text:span><text:span text:style-name="T21">操作系统</text:span></text:p>
      <text:p text:style-name="Textbody"><text:span text:style-name="T22">实验名称：</text:span><text:span text:style-name="T23">实验十五</text:span><text:span text:style-name="T24">_Shell</text:span><text:span text:style-name="T25">程序设计</text:span><text:span text:style-name="T26">-</text:span><text:span text:style-name="T27">选择和循环结构</text:span></text:p>
      <text:p text:style-name="Textbody"><text:span text:style-name="T28">指导老师：</text:span><text:span text:style-name="T29">姚坤</text:span></text:p>
      <text:p text:style-name="P30">一、实验任务</text:p>
      <text:p text:style-name="Textbody"><text:span text:style-name="T31">1.</text:span><text:span text:style-name="T32">使用</text:span><text:span text:style-name="T33">for</text:span><text:span text:style-name="T34">循环、</text:span><text:span text:style-name="T35">while</text:span><text:span text:style-name="T36">循环和</text:span><text:span text:style-name="T37">until</text:span><text:span text:style-name="T38">循环分别实现</text:span><text:span text:style-name="T39">1-100</text:span><text:span text:style-name="T40">的每个整数的相加并输出最终结果</text:span><text:span text:style-name="T41">;</text:span></text:p>
      <text:p text:style-name="P42">2.<text:s/>编写一个程序，实现以下功能:</text:p>
      <text:p text:style-name="Textbody"><text:span text:style-name="T43">（</text:span><text:span text:style-name="T44">1</text:span><text:span text:style-name="T45">）创建</text:span><text:span text:style-name="T46">1000</text:span><text:span text:style-name="T47">个目录，目录名依次为</text:span><text:span text:style-name="T48">1,2,3</text:span><text:span text:style-name="T49">，</text:span><text:span text:style-name="T50">……</text:span><text:span text:style-name="T51">，</text:span><text:span text:style-name="T52">1000</text:span><text:span text:style-name="T53">；</text:span></text:p>
      <text:p text:style-name="Textbody"><text:span text:style-name="T54">（</text:span><text:span text:style-name="T55">2</text:span><text:span text:style-name="T56">）在每个目录下创建一个文件，文件名与目录名相同；</text:span></text:p>
      <text:p text:style-name="Textbody"><text:span text:style-name="T57">（</text:span><text:span text:style-name="T58">3</text:span><text:span text:style-name="T59">）向文件中写入数值，文件名为</text:span><text:span text:style-name="T60">1</text:span><text:span text:style-name="T61">的文件写入的数值为</text:span><text:span text:style-name="T62">1</text:span><text:span text:style-name="T63">，文件名为</text:span><text:span text:style-name="T64">2</text:span><text:span text:style-name="T65">的写入的数值为</text:span><text:span text:style-name="T66">2</text:span><text:span text:style-name="T67">，以此类推。</text:span></text:p>
      <text:p text:style-name="P68">二、实验记录及总结</text:p>
      <text:p text:style-name="P69">1.实验过程的操作记录（用图文说明）</text:p>
      <text:p text:style-name="P70">2.学会使用什么做什么事情；</text:p>
      <text:p text:style-name="P71">3.在实验过程中遇到了什么问题？是如何解决的？</text:p>
      <text:p text:style-name="P72">4.还有什么问题尚未解决？可能是什么原因导致的。</text:p>
      <text:p text:style-name="P73">注意：</text:p>
      <text:p text:style-name="P74">1.请同学们按照以上要点来撰写实验报告；</text:p>
      <text:p text:style-name="P75">2.请大家将实验结果上传到雨课堂回收作业专用PPT的主观题附件中；</text:p>
      <text:p text:style-name="P76">3.<text:bookmark-start text:name="__DdeLink__249_3228240396"/>请使用Libreoffice编辑，直接发送odt格式文档，使用tar命令打包实验报告为tar格式的<text:soft-page-break/>包。让学习过程完全在Linux操作系统环境下进行。</text:p>
      <text:p text:style-name="P77">4.打包文件名为：<text:s/>专业班级-姓名-学号-实验几<text:bookmark-start text:name="__DdeLink__123_3228240396"/>.tar<text:bookmark-end text:name="__DdeLink__123_3228240396"/><text:s text:c="2"/></text:p>
      <text:p text:style-name="P78"><text:s text:c="5"/>例如：计科1班-小明-201866666-实验一.tar;<text:bookmark-end text:name="__DdeLink__249_3228240396"/></text:p>
      <text:p text:style-name="P79">5.红字为提示内容，撰写实验报告时候请删除;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Standard">
      <style:paragraph-properties fo:margin-top="0.1944in" fo:margin-bottom="0.1944in"/>
      <style:text-properties style:font-name="宋体" style:font-name-complex="宋体" fo:font-size="12pt" style:font-size-asian="12pt" style:font-size-complex="12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k</dc:creator>
    <meta:creation-date>2020-03-26T16:30:00Z</meta:creation-date>
    <dc:date>2021-06-30T13:56:00Z</dc:date>
    <meta:template xlink:href="Normal.dotm" xlink:type="simple"/>
    <meta:editing-cycles>114</meta:editing-cycles>
    <meta:editing-duration>PT15360S</meta:editing-duration>
    <meta:user-defined meta:name="KSOProductBuildVer">2052-9.1.0.5184</meta:user-defined>
    <meta:document-statistic meta:page-count="2" meta:paragraph-count="1" meta:word-count="105" meta:character-count="704" meta:row-count="5" meta:non-whitespace-character-count="600"/>
  </office:meta>
</office:document-meta>
</file>